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
</text:p>
          </table:table-cell>
          <table:table-cell table:style-name="ce0"/>
          <table:table-cell table:style-name="ce0" office:value-type="string">
            <text:p>(Rustle, rustle)</text:p>
          </table:table-cell>
          <table:table-cell table:number-columns-repeated="1018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
</text:p>
          </table:table-cell>
          <table:table-cell table:style-name="ce0"/>
          <table:table-cell table:style-name="ce0" office:value-type="string">
            <text:p>Wait, there's something over there...</text:p>
          </table:table-cell>
          <table:table-cell table:number-columns-repeated="1018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
</text:p>
          </table:table-cell>
          <table:table-cell table:style-name="ce0"/>
          <table:table-cell table:style-name="ce0" office:value-type="string">
            <text:p>N-no way... the bandit gang...?!</text:p>
          </table:table-cell>
          <table:table-cell table:number-columns-repeated="1018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
</text:p>
          </table:table-cell>
          <table:table-cell table:style-name="ce0"/>
          <table:table-cell table:style-name="ce0" office:value-type="string">
            <text:p>They're coming! W-watch out...!</text:p>
          </table:table-cell>
          <table:table-cell table:number-columns-repeated="1018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
</text:p>
          </table:table-cell>
          <table:table-cell table:style-name="ce0"/>
          <table:table-cell table:style-name="ce0" office:value-type="string">
            <text:p>Whew～, relief at last～!</text:p>
          </table:table-cell>
          <table:table-cell table:number-columns-repeated="1018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
</text:p>
          </table:table-cell>
          <table:table-cell table:style-name="ce0"/>
          <table:table-cell table:style-name="ce0" office:value-type="string">
            <text:p>E…eh...?
</text:p>
          </table:table-cell>
          <table:table-cell table:number-columns-repeated="1018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
</text:p>
          </table:table-cell>
          <table:table-cell table:style-name="ce0"/>
          <table:table-cell table:style-name="ce0" office:value-type="string">
            <text:p>Wah! You made me jump!!</text:p>
          </table:table-cell>
          <table:table-cell table:number-columns-repeated="1018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
</text:p>
          </table:table-cell>
          <table:table-cell table:style-name="ce0"/>
          <table:table-cell table:style-name="ce0" office:value-type="string">
            <text:p>Akizora Tomoe... why are you here?
</text:p>
          </table:table-cell>
          <table:table-cell table:number-columns-repeated="1018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
</text:p>
          </table:table-cell>
          <table:table-cell table:style-name="ce0"/>
          <table:table-cell table:style-name="ce0" office:value-type="string">
            <text:p>You're all right! Thank goodness～!
</text:p>
          </table:table-cell>
          <table:table-cell table:number-columns-repeated="1018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
</text:p>
          </table:table-cell>
          <table:table-cell table:style-name="ce0"/>
          <table:table-cell table:style-name="ce0" office:value-type="string">
            <text:p>We were afraid that you'd been captured by
the bandits.</text:p>
          </table:table-cell>
          <table:table-cell table:number-columns-repeated="1018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
</text:p>
          </table:table-cell>
          <table:table-cell table:style-name="ce0"/>
          <table:table-cell table:style-name="ce0" office:value-type="string">
            <text:p>Ah! Then that means... you knew to find me here
'cause you found my student notebook?</text:p>
          </table:table-cell>
          <table:table-cell table:number-columns-repeated="1018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</text:p>
          </table:table-cell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18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
</text:p>
          </table:table-cell>
          <table:table-cell table:style-name="ce0"/>
          <table:table-cell table:style-name="ce0" office:value-type="string">
            <text:p>As I thought, you dropped it intentionally.</text:p>
          </table:table-cell>
          <table:table-cell table:number-columns-repeated="1018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
</text:p>
          </table:table-cell>
          <table:table-cell table:style-name="ce0"/>
          <table:table-cell table:style-name="ce0" office:value-type="string">
            <text:p>But then, if you were captured, how did you get
out here? Please explain.</text:p>
          </table:table-cell>
          <table:table-cell table:number-columns-repeated="1018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
</text:p>
          </table:table-cell>
          <table:table-cell table:style-name="ce0"/>
          <table:table-cell table:style-name="ce0" office:value-type="string">
            <text:p>So～, I was taking a nap at Lake Oshir when all
of a sudden, the bandits snatched me up!</text:p>
          </table:table-cell>
          <table:table-cell table:number-columns-repeated="1018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
</text:p>
          </table:table-cell>
          <table:table-cell table:style-name="ce0"/>
          <table:table-cell table:style-name="ce0" office:value-type="string">
            <text:p>I thought, 'This is really bad!' so I secretly wrote
that message and left it behind.</text:p>
          </table:table-cell>
          <table:table-cell table:number-columns-repeated="1018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</text:p>
          </table:table-cell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18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
</text:p>
          </table:table-cell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18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
</text:p>
          </table:table-cell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18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
</text:p>
          </table:table-cell>
          <table:table-cell table:style-name="ce0"/>
          <table:table-cell table:style-name="ce0" office:value-type="string">
            <text:p>Ohh~!
</text:p>
          </table:table-cell>
          <table:table-cell table:number-columns-repeated="1018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
</text:p>
          </table:table-cell>
          <table:table-cell table:style-name="ce0"/>
          <table:table-cell table:style-name="ce0" office:value-type="string">
            <text:p>R-really?</text:p>
          </table:table-cell>
          <table:table-cell table:number-columns-repeated="1018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</text:p>
          </table:table-cell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8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
</text:p>
          </table:table-cell>
          <table:table-cell table:style-name="ce0"/>
          <table:table-cell table:style-name="ce0" office:value-type="string">
            <text:p>Eh? Is that true～...</text:p>
          </table:table-cell>
          <table:table-cell table:number-columns-repeated="1018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
</text:p>
          </table:table-cell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8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
</text:p>
          </table:table-cell>
          <table:table-cell table:style-name="ce0"/>
          <table:table-cell table:style-name="ce0" office:value-type="string">
            <text:p>Hmm. I see.
</text:p>
          </table:table-cell>
          <table:table-cell table:number-columns-repeated="1018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
</text:p>
          </table:table-cell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18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
</text:p>
          </table:table-cell>
          <table:table-cell table:style-name="ce0"/>
          <table:table-cell table:style-name="ce0" office:value-type="string">
            <text:p>So just like Hamuko and Harukaze, I'm sure the
same "Power of the Angels" was bestowed upon
her.</text:p>
          </table:table-cell>
          <table:table-cell table:number-columns-repeated="1018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
</text:p>
          </table:table-cell>
          <table:table-cell table:style-name="ce0"/>
          <table:table-cell table:style-name="ce0" office:value-type="string">
            <text:p>Then you're saying that just having this "Power
of the Angels" makes us stronger than this
feared bandit gang?</text:p>
          </table:table-cell>
          <table:table-cell table:number-columns-repeated="1018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</text:p>
          </table:table-cell>
          <table:table-cell table:style-name="ce0"/>
          <table:table-cell table:style-name="ce0" office:value-type="string">
            <text:p>I believe so.</text:p>
          </table:table-cell>
          <table:table-cell table:number-columns-repeated="1018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</text:p>
          </table:table-cell>
          <table:table-cell table:style-name="ce0"/>
          <table:table-cell table:style-name="ce0" office:value-type="string">
            <text:p>But, isn't it only effective against monsters?</text:p>
          </table:table-cell>
          <table:table-cell table:number-columns-repeated="1018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</text:p>
          </table:table-cell>
          <table:table-cell table:style-name="ce0"/>
          <table:table-cell table:style-name="ce0" office:value-type="string">
            <text:p>I guess it still counts as long as there's evil
in their hearts!</text:p>
          </table:table-cell>
          <table:table-cell table:number-columns-repeated="1018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
</text:p>
          </table:table-cell>
          <table:table-cell table:style-name="ce0"/>
          <table:table-cell table:style-name="ce0" office:value-type="string">
            <text:p>I don't understand why it works.</text:p>
          </table:table-cell>
          <table:table-cell table:number-columns-repeated="1018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</text:p>
          </table:table-cell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8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</text:p>
          </table:table-cell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18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
</text:p>
          </table:table-cell>
          <table:table-cell table:style-name="ce0"/>
          <table:table-cell table:style-name="ce0" office:value-type="string">
            <text:p>Uh, guys～...? What the heck are you talking
about?</text:p>
          </table:table-cell>
          <table:table-cell table:number-columns-repeated="1018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</text:p>
          </table:table-cell>
          <table:table-cell table:style-name="ce0"/>
          <table:table-cell table:style-name="ce0" office:value-type="string">
            <text:p>Ah... sorry, sorry. We should explain the whole
thing to Tomocchi.</text:p>
          </table:table-cell>
          <table:table-cell table:number-columns-repeated="1018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
</text:p>
          </table:table-cell>
          <table:table-cell table:style-name="ce0"/>
          <table:table-cell table:style-name="ce0" office:value-type="string">
            <text:p>...And that's the whole story.</text:p>
          </table:table-cell>
          <table:table-cell table:number-columns-repeated="1018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
</text:p>
          </table:table-cell>
          <table:table-cell table:style-name="ce0"/>
          <table:table-cell table:style-name="ce0" office:value-type="string">
            <text:p>Hohoh～! I get it now～!</text:p>
          </table:table-cell>
          <table:table-cell table:number-columns-repeated="1018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</text:p>
          </table:table-cell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8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
</text:p>
          </table:table-cell>
          <table:table-cell table:style-name="ce0"/>
          <table:table-cell table:style-name="ce0" office:value-type="string">
            <text:p>So, what now? Find this Princess of Hellfire
person and beat her up?</text:p>
          </table:table-cell>
          <table:table-cell table:number-columns-repeated="1018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
</text:p>
          </table:table-cell>
          <table:table-cell table:style-name="ce0"/>
          <table:table-cell table:style-name="ce0" office:value-type="string">
            <text:p>Hmph! Let's not get ahead of ourselves.</text:p>
          </table:table-cell>
          <table:table-cell table:number-columns-repeated="1018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
</text:p>
          </table:table-cell>
          <table:table-cell table:style-name="ce0"/>
          <table:table-cell table:style-name="ce0" office:value-type="string">
            <text:p>There is something I want to know first.</text:p>
          </table:table-cell>
          <table:table-cell table:number-columns-repeated="1018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
</text:p>
          </table:table-cell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8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
</text:p>
          </table:table-cell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18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
</text:p>
          </table:table-cell>
          <table:table-cell table:style-name="ce0"/>
          <table:table-cell table:style-name="ce0" office:value-type="string">
            <text:p>Oh, that pretty blonde girl?</text:p>
          </table:table-cell>
          <table:table-cell table:number-columns-repeated="1018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
</text:p>
          </table:table-cell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8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
</text:p>
          </table:table-cell>
          <table:table-cell table:style-name="ce0"/>
          <table:table-cell table:style-name="ce0" office:value-type="string">
            <text:p>I see... then she must still be in there.</text:p>
          </table:table-cell>
          <table:table-cell table:number-columns-repeated="1018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
</text:p>
          </table:table-cell>
          <table:table-cell table:style-name="ce0"/>
          <table:table-cell table:style-name="ce0" office:value-type="string">
            <text:p>In that case, we need to get her out of there right away.</text:p>
          </table:table-cell>
          <table:table-cell table:number-columns-repeated="1018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
</text:p>
          </table:table-cell>
          <table:table-cell table:style-name="ce0"/>
          <table:table-cell table:style-name="ce0" office:value-type="string">
            <text:p>Let's get a move on.</text:p>
          </table:table-cell>
          <table:table-cell table:number-columns-repeated="1018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
</text:p>
          </table:table-cell>
          <table:table-cell table:style-name="ce0"/>
          <table:table-cell table:style-name="ce0" office:value-type="string">
            <text:p>Err... just the four of us? Isn't that a bit
dangerous?</text:p>
          </table:table-cell>
          <table:table-cell table:number-columns-repeated="1018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
</text:p>
          </table:table-cell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8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
</text:p>
          </table:table-cell>
          <table:table-cell table:style-name="ce0"/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8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
</text:p>
          </table:table-cell>
          <table:table-cell table:style-name="ce0"/>
          <table:table-cell table:style-name="ce0" office:value-type="string">
            <text:p>Like Hamuko said, the Heavenly Maidens' power
is effective against the bandits, so the lot of you
should be the ones to fight them.</text:p>
          </table:table-cell>
          <table:table-cell table:number-columns-repeated="1018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
</text:p>
          </table:table-cell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8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
</text:p>
          </table:table-cell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18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
</text:p>
          </table:table-cell>
          <table:table-cell table:style-name="ce0"/>
          <table:table-cell table:style-name="ce0" office:value-type="string">
            <text:p>Th-that's a good point... I hadn't thought
it through that far.</text:p>
          </table:table-cell>
          <table:table-cell table:number-columns-repeated="1018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
</text:p>
          </table:table-cell>
          <table:table-cell table:style-name="ce0"/>
          <table:table-cell table:style-name="ce0" office:value-type="string">
            <text:p>Okay! We know what we have to do!</text:p>
          </table:table-cell>
          <table:table-cell table:number-columns-repeated="1018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
</text:p>
          </table:table-cell>
          <table:table-cell table:style-name="ce0"/>
          <table:table-cell table:style-name="ce0" office:value-type="string">
            <text:p>Let's go save Sharusharu together!</text:p>
          </table:table-cell>
          <table:table-cell table:number-columns-repeated="1018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
</text:p>
          </table:table-cell>
          <table:table-cell table:style-name="ce0"/>
          <table:table-cell table:style-name="ce0" office:value-type="string">
            <text:p>Yeahーー!!</text:p>
          </table:table-cell>
          <table:table-cell table:number-columns-repeated="1018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
</text:p>
          </table:table-cell>
          <table:table-cell table:style-name="ce0"/>
          <table:table-cell table:style-name="ce0" office:value-type="string">
            <text:p>Akizora. Since you came from inside the bandit's
hideout, you should know the layout of its
interior.</text:p>
          </table:table-cell>
          <table:table-cell table:number-columns-repeated="1018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
</text:p>
          </table:table-cell>
          <table:table-cell table:style-name="ce0"/>
          <table:table-cell table:style-name="ce0" office:value-type="string">
            <text:p>Please describe it.</text:p>
          </table:table-cell>
          <table:table-cell table:number-columns-repeated="1018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
</text:p>
          </table:table-cell>
          <table:table-cell table:style-name="ce0"/>
          <table:table-cell table:style-name="ce0" office:value-type="string">
            <text:p>Layout... interior...?</text:p>
          </table:table-cell>
          <table:table-cell table:number-columns-repeated="1018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
</text:p>
          </table:table-cell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18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
</text:p>
          </table:table-cell>
          <table:table-cell table:style-name="ce0"/>
          <table:table-cell table:style-name="ce0" office:value-type="string">
            <text:p>You don't remember?</text:p>
          </table:table-cell>
          <table:table-cell table:number-columns-repeated="1018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
</text:p>
          </table:table-cell>
          <table:table-cell table:style-name="ce0"/>
          <table:table-cell table:style-name="ce0" office:value-type="string">
            <text:p>N-nope.</text:p>
          </table:table-cell>
          <table:table-cell table:number-columns-repeated="1018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
</text:p>
          </table:table-cell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8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
</text:p>
          </table:table-cell>
          <table:table-cell table:style-name="ce0"/>
          <table:table-cell table:style-name="ce0" office:value-type="string">
            <text:p>Holding it...? Holding what?</text:p>
          </table:table-cell>
          <table:table-cell table:number-columns-repeated="1018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
</text:p>
          </table:table-cell>
          <table:table-cell table:style-name="ce0"/>
          <table:table-cell table:style-name="ce0" office:value-type="string">
            <text:p>Uh... h-hey, do you hear that...?</text:p>
          </table:table-cell>
          <table:table-cell table:number-columns-repeated="1018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style-name="ce0"/>
          <table:table-cell table:style-name="ce0" office:value-type="string">
            <text:p>You dummy! If you have to go, go quickly!</text:p>
          </table:table-cell>
          <table:table-cell table:number-columns-repeated="1018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style-name="ce0"/>
          <table:table-cell table:style-name="ce0" office:value-type="string">
            <text:p>Tomocchi has joined the party!</text:p>
          </table:table-cell>
          <table:table-cell table:number-columns-repeated="1018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
</text:p>
          </table:table-cell>
          <table:table-cell table:style-name="ce0"/>
          <table:table-cell table:style-name="ce0" office:value-type="string">
            <text:p>Ah, wait! Th-there's nothing over that way...!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5:37:53+02:00</meta:creation-date>
    <dc:date>2019-09-29T15:3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